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82b3" officeooo:paragraph-rsid="001182b3"/>
    </style:style>
    <style:style style:name="P2" style:family="paragraph" style:parent-style-name="Standard">
      <style:text-properties fo:font-weight="bold" officeooo:rsid="001182b3" officeooo:paragraph-rsid="001182b3" style:font-weight-asian="bold" style:font-weight-complex="bold"/>
    </style:style>
    <style:style style:name="P3" style:family="paragraph" style:parent-style-name="Standard">
      <style:text-properties fo:font-size="14pt" officeooo:rsid="001182b3" officeooo:paragraph-rsid="0013511b" style:font-size-asian="14pt" style:font-size-complex="14pt"/>
    </style:style>
    <style:style style:name="P4" style:family="paragraph" style:parent-style-name="Standard">
      <style:text-properties fo:font-size="14pt" fo:font-weight="bold" officeooo:rsid="001182b3" officeooo:paragraph-rsid="001182b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182b3" officeooo:paragraph-rsid="0013511b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db.students.find();</text:p>
      <text:p text:style-name="P1">{ "_id" : ObjectId("5d89b671097e204c47a92972"), "Name" : "Kunjal", "Subject" : "Science", "Marks" : 68 }</text:p>
      <text:p text:style-name="P1">{ "_id" : ObjectId("5d89b69b097e204c47a92973"), "Name" : "Kunjal", "Subject" : "Maths", "Marks" : 98 }</text:p>
      <text:p text:style-name="P1">{ "_id" : ObjectId("5d89b6ab097e204c47a92974"), "Name" : "Kunjal", "Subject" : "History", "Marks" : 77 }</text:p>
      <text:p text:style-name="P1">{ "_id" : ObjectId("5d89b6c7097e204c47a92975"), "Name" : "Piyusha", "Subject" : "Science", "Marks" : 67 }</text:p>
      <text:p text:style-name="P1">{ "_id" : ObjectId("5d89b6dc097e204c47a92976"), "Name" : "Piyusha", "Subject" : "Maths", "Marks" : 87 }</text:p>
      <text:p text:style-name="P1">{ "_id" : ObjectId("5d89b6f0097e204c47a92977"), "Name" : "Piyusha", "Subject" : "History", "Marks" : 89 }</text:p>
      <text:p text:style-name="P1">{ "_id" : ObjectId("5d89b70d097e204c47a92978"), "Name" : "Aditya", "Subject" : "Science", "Marks" : 67 }</text:p>
      <text:p text:style-name="P1">{ "_id" : ObjectId("5d89b71b097e204c47a92979"), "Name" : "Aditya", "Subject" : "Maths", "Marks" : 78 }</text:p>
      <text:p text:style-name="P1">{ "_id" : ObjectId("5d89b72b097e204c47a9297a"), "Name" : "Aditya", "Subject" : "History", "Marks" : 90 }</text:p>
      <text:p text:style-name="P1"/>
      <text:p text:style-name="P1"/>
      <text:p text:style-name="P3">&gt; <text:span text:style-name="T1">var map = function()</text:span></text:p>
      <text:p text:style-name="P3"><text:span text:style-name="T1"><text:tab/><text:tab/>{</text:span></text:p>
      <text:p text:style-name="P3"><text:span text:style-name="T1"><text:tab/><text:tab/>emit(this.Name,this.Marks);</text:span></text:p>
      <text:p text:style-name="P3"><text:span text:style-name="T1"><text:tab/><text:tab/>};</text:span></text:p>
      <text:p text:style-name="P5">&gt; var reduce = function(name,Marks)</text:p>
      <text:p text:style-name="P5"><text:tab/><text:tab/><text:tab/>{</text:p>
      <text:p text:style-name="P5"><text:tab/><text:tab/><text:tab/><text:tab/>return Array.sum(Marks);</text:p>
      <text:p text:style-name="P5"><text:tab/><text:tab/><text:tab/>};</text:p>
      <text:p text:style-name="P4">&gt; <text:s/></text:p>
      <text:p text:style-name="P4">&gt; db.students.mapReduce(</text:p>
      <text:p text:style-name="P4">... <text:s text:c="3"/>map,</text:p>
      <text:p text:style-name="P4">... <text:s text:c="3"/>reduce,</text:p>
      <text:p text:style-name="P4">... <text:s text:c="3"/>{ out: "totals" }</text:p>
      <text:p text:style-name="P4">... );</text:p>
      <text:p text:style-name="P1">{</text:p>
      <text:p text:style-name="P1"><text:tab/>"result" : "totals",</text:p>
      <text:p text:style-name="P1"><text:tab/>"timeMillis" : 9,</text:p>
      <text:p text:style-name="P1"><text:tab/>"counts" : {</text:p>
      <text:p text:style-name="P1"><text:tab/><text:tab/>"input" : 9,</text:p>
      <text:p text:style-name="P1"><text:tab/><text:tab/>"emit" : 9,</text:p>
      <text:p text:style-name="P1"><text:tab/><text:tab/>"reduce" : 3,</text:p>
      <text:p text:style-name="P1"><text:tab/><text:tab/>"output" : 3</text:p>
      <text:p text:style-name="P1"><text:tab/>},</text:p>
      <text:p text:style-name="P1"><text:tab/>"ok" : 1</text:p>
      <text:p text:style-name="P1">}</text:p>
      <text:p text:style-name="P2"><text:soft-page-break/>&gt; db.totals.find();</text:p>
      <text:p text:style-name="P2">{ "_id" : "Aditya", "value" : 235 }</text:p>
      <text:p text:style-name="P2">{ "_id" : "Kunjal", "value" : 243 }</text:p>
      <text:p text:style-name="P2">{ "_id" : "Piyusha", "value" : 243 }</text:p>
      <text:p text:style-name="P2">&gt;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03:02.866667713</meta:creation-date>
    <dc:date>2019-09-24T12:06:48.228299418</dc:date>
    <meta:editing-duration>PT2M48S</meta:editing-duration>
    <meta:editing-cycles>2</meta:editing-cycles>
    <meta:generator>LibreOffice/4.1.3.2$Linux_X86_64 LibreOffice_project/410$Build-2</meta:generator>
    <meta:document-statistic meta:table-count="0" meta:image-count="0" meta:object-count="0" meta:page-count="2" meta:paragraph-count="40" meta:word-count="212" meta:character-count="1448" meta:non-whitespace-character-count="1200"/>
  </office:meta>
</office:document-meta>
</file>